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➜ aula1 (master) ✗ ls /bin/zsh <text:s text:c="30"/></text:p>
      <text:p text:style-name="Standard">/bin/zsh</text:p>
      <text:p text:style-name="Standard">➜ aula1 (master) ✗ ls <text:s text:c="8"/></text:p>
      <text:p text:style-name="Standard">chavelaptop <text:s/>chavelaptop.pub <text:s/>ide-config <text:s/>index.html</text:p>
      <text:p text:style-name="Standard">➜ aula1 (master) ✗ git remote <text:s text:c="33"/></text:p>
      <text:p text:style-name="Standard">local</text:p>
      <text:p text:style-name="Standard">origin</text:p>
      <text:p text:style-name="Standard">➜ aula1 (master) ✗ git remote origin</text:p>
      <text:p text:style-name="Standard">error: Unknown subcommand: origin</text:p>
      <text:p text:style-name="Standard">uso: git remote [-v | --verbose]</text:p>
      <text:p text:style-name="Standard"><text:s text:c="3"/>ou: git remote add [-t &lt;branch&gt;] [-m &lt;master&gt;] [-f] [--tags | --no-tags] [--mirror=&lt;fetch|push&gt;] &lt;name&gt; &lt;url&gt;</text:p>
      <text:p text:style-name="Standard"><text:s text:c="3"/>ou: git remote rename &lt;old&gt; &lt;new&gt;</text:p>
      <text:p text:style-name="Standard"><text:s text:c="3"/>ou: git remote remove &lt;name&gt;</text:p>
      <text:p text:style-name="Standard"><text:s text:c="3"/>ou: git remote set-head &lt;name&gt; (-a | --auto | -d | --delete | &lt;branch&gt;)</text:p>
      <text:p text:style-name="Standard"><text:s text:c="3"/>ou: git remote [-v | --verbose] show [-n] &lt;name&gt;</text:p>
      <text:p text:style-name="Standard"><text:s text:c="3"/>ou: git remote prune [-n | --dry-run] &lt;name&gt;</text:p>
      <text:p text:style-name="Standard"><text:s text:c="3"/>ou: git remote [-v | --verbose] update [-p | --prune] [(&lt;group&gt; | &lt;remote&gt;)...]</text:p>
      <text:p text:style-name="Standard"><text:s text:c="3"/>ou: git remote set-branches [--add] &lt;name&gt; &lt;branch&gt;...</text:p>
      <text:p text:style-name="Standard"><text:s text:c="3"/>ou: git remote get-url [--push] [--all] &lt;name&gt;</text:p>
      <text:p text:style-name="Standard"><text:s text:c="3"/>ou: git remote set-url [--push] &lt;name&gt; &lt;newurl&gt; [&lt;oldurl&gt;]</text:p>
      <text:p text:style-name="Standard"><text:s text:c="3"/>ou: git remote set-url --add &lt;name&gt; &lt;newurl&gt;</text:p>
      <text:p text:style-name="Standard"><text:s text:c="3"/>ou: git remote set-url --delete &lt;name&gt; &lt;url&gt;</text:p>
      <text:p text:style-name="Standard"/>
      <text:p text:style-name="Standard"><text:s text:c="4"/>-v, --verbose <text:s text:c="8"/>be verbose; must be placed before a subcommand</text:p>
      <text:p text:style-name="Standard"/>
      <text:p text:style-name="Standard">➜ aula1 (master) ✗ git remove -v <text:s text:c="3"/></text:p>
      <text:p text:style-name="Standard">git: 'remove' não é um comando git. Veja 'git --help'.</text:p>
      <text:p text:style-name="Standard"/>
      <text:p text:style-name="Standard">The most similar command is</text:p>
      <text:p text:style-name="Standard"><text:tab/>remote</text:p>
      <text:p text:style-name="Standard">➜ aula1 (master) ✗ git remove get-url</text:p>
      <text:p text:style-name="Standard">git: 'remove' não é um comando git. Veja 'git --help'.</text:p>
      <text:p text:style-name="Standard"/>
      <text:p text:style-name="Standard">The most similar command is</text:p>
      <text:p text:style-name="Standard"><text:tab/>remote</text:p>
      <text:p text:style-name="Standard">➜ aula1 (master) ✗ git remote -v <text:s text:c="26"/></text:p>
      <text:p text:style-name="Standard">local<text:tab/>/home/darlan/Documentos/Estudos/alura/git/servidor (fetch)</text:p>
      <text:p text:style-name="Standard">local<text:tab/>/home/darlan/Documentos/Estudos/alura/git/servidor (push)</text:p>
      <text:p text:style-name="Standard">origin<text:tab/>https://github.com/DarlanAguiar/aluraGit.git (fetch)</text:p>
      <text:p text:style-name="Standard">origin<text:tab/>https://github.com/DarlanAguiar/aluraGit.git (push)</text:p>
      <text:p text:style-name="Standard">➜ aula1 (master) ✗ git log <text:s text:c="5"/></text:p>
      <text:p text:style-name="Standard">➜ aula1 (master) ✗ pwd</text:p>
      <text:p text:style-name="Standard">/home/darlan/Documentos/Estudos/alura/git/aula1</text:p>
      <text:p text:style-name="Standard">➜ aula1 (master) ✗ ls</text:p>
      <text:p text:style-name="Standard">chavelaptop <text:s/>chavelaptop.pub <text:s/>ide-config <text:s/>index.html</text:p>
      <text:p text:style-name="Standard">➜ aula1 (master) ✗ cd .. <text:s text:c="34"/></text:p>
      <text:p text:style-name="Standard">➜ git ls</text:p>
      <text:p text:style-name="Standard">ana <text:s/>aula1 <text:s/>servidor</text:p>
      <text:p text:style-name="Standard">➜ git cd ana</text:p>
      <text:p text:style-name="Standard">➜ ana ls</text:p>
      <text:p text:style-name="Standard">projeto</text:p>
      <text:p text:style-name="Standard"><text:soft-page-break/>➜ ana cd projeto </text:p>
      <text:p text:style-name="Standard">➜ projeto (master) ✔ git log</text:p>
      <text:p text:style-name="Standard">➜ projeto (master) ✔ cd .. <text:s text:c="4"/></text:p>
      <text:p text:style-name="Standard">➜ ana cd ..</text:p>
      <text:p text:style-name="Standard">➜ git ls <text:s text:c="2"/></text:p>
      <text:p text:style-name="Standard">ana <text:s/>aula1 <text:s/>servidor</text:p>
      <text:p text:style-name="Standard">➜ git cd aula1</text:p>
      <text:p text:style-name="Standard">➜ aula1 (master) ✗ ls</text:p>
      <text:p text:style-name="Standard">chavelaptop <text:s/>chavelaptop.pub <text:s/>ide-config <text:s/>index.html</text:p>
      <text:p text:style-name="Standard">➜ aula1 (master) ✗ git log</text:p>
      <text:p text:style-name="Standard">➜ aula1 (master) ✗ git push</text:p>
      <text:p text:style-name="Standard">fatal: The current branch master has no upstream branch.</text:p>
      <text:p text:style-name="Standard">To push the current branch and set the remote as upstream, use</text:p>
      <text:p text:style-name="Standard"/>
      <text:p text:style-name="Standard"><text:s text:c="4"/>git push --set-upstream origin master</text:p>
      <text:p text:style-name="Standard"/>
      <text:p text:style-name="Standard">➜ aula1 (master) ✗ </text:p>
      <text:p text:style-name="Standard">➜ aula1 (master) ✗ <text:s/>git push --set-upstream origin master</text:p>
      <text:p text:style-name="Standard">Username for 'https://github.com': DarlanAguiar</text:p>
      <text:p text:style-name="Standard">Password for 'https://DarlanAguiar@github.com': </text:p>
      <text:p text:style-name="Standard">remote: Support for password authentication was removed on August 13, 2021. Please use a personal access token instead.</text:p>
      <text:p text:style-name="Standard">remote: Please see https://github.blog/2020-12-15-token-authentication-requirements-for-git-operations/ for more information.</text:p>
      <text:p text:style-name="Standard">fatal: Authentication failed for 'https://github.com/DarlanAguiar/aluraGit.git/'</text:p>
      <text:p text:style-name="Standard">➜ aula1 (master) ✗ <text:s/>git push --set-upstream origin master</text:p>
      <text:p text:style-name="Standard">Username for 'https://github.com': DarlanAguiar</text:p>
      <text:p text:style-name="Standard">Password for 'https://DarlanAguiar@github.com': </text:p>
      <text:p text:style-name="Standard">Enumerating objects: 12, done.</text:p>
      <text:p text:style-name="Standard">Counting objects: 100% (12/12), done.</text:p>
      <text:p text:style-name="Standard">Delta compression using up to 8 threads</text:p>
      <text:p text:style-name="Standard">Compressing objects: 100% (9/9), done.</text:p>
      <text:p text:style-name="Standard">Writing objects: 100% (12/12), 1.18 KiB | 603.00 KiB/s, done.</text:p>
      <text:p text:style-name="Standard">Total 12 (delta 2), reused 0 (delta 0)</text:p>
      <text:p text:style-name="Standard">remote: Resolving deltas: 100% (2/2), done.</text:p>
      <text:p text:style-name="Standard">To https://github.com/DarlanAguiar/aluraGit.git</text:p>
      <text:p text:style-name="Standard"><text:s/>* [new branch] <text:s text:c="5"/>master -&gt; master</text:p>
      <text:p text:style-name="Standard">Branch 'master' set up to track remote branch 'master' from 'origin'.</text:p>
      <text:p text:style-name="Standard">➜ aula1 (master) ✗ </text:p>
      <text:p text:style-name="Standard">➜ aula1 (master) ✗ </text:p>
      <text:p text:style-name="Standard">➜ aula1 (master) ✗ git status</text:p>
      <text:p text:style-name="Standard">No ramo master</text:p>
      <text:p text:style-name="Standard">Your branch is up to date with 'origin/master'.</text:p>
      <text:p text:style-name="Standard"/>
      <text:p text:style-name="Standard">Arquivos não monitorados:</text:p>
      <text:p text:style-name="Standard"><text:s text:c="2"/>(utilize "git add &lt;arquivo&gt;..." para incluir o que será submetido)</text:p>
      <text:p text:style-name="Standard"><text:tab/>chavelaptop</text:p>
      <text:p text:style-name="Standard"><text:tab/>chavelaptop.pub</text:p>
      <text:p text:style-name="Standard"/>
      <text:p text:style-name="Standard">nada adicionado ao envio mas arquivos não registrados estão presentes (use "git add" to registrar)</text:p>
      <text:p text:style-name="Standard">➜ aula1 (master) ✗ git diff <text:s/></text:p>
      <text:p text:style-name="Standard">➜ aula1 (master) ✗ rm chavelaptop chavelaptop.pub <text:s text:c="9"/></text:p>
      <text:p text:style-name="Standard"><text:soft-page-break/>➜ aula1 (master) ✔ ls</text:p>
      <text:p text:style-name="Standard">ide-config <text:s/>index.html</text:p>
      <text:p text:style-name="Standard">➜ aula1 (master) ✔ vim index.html </text:p>
      <text:p text:style-name="Standard">zsh: command not found: vim</text:p>
      <text:p text:style-name="Standard">➜ aula1 (master) ✔ vi index.html </text:p>
      <text:p text:style-name="Standard">➜ aula1 (master) ✔ vi index.html</text:p>
      <text:p text:style-name="Standard">➜ aula1 (master) ✗ git add index.html </text:p>
      <text:p text:style-name="Standard">➜ aula1 (master) ✗ git commit -m "Mudanca do Diego que eu apagarei depois" </text:p>
      <text:p text:style-name="Standard">[master c9c3e60] Mudanca do Diego que eu apagarei depois</text:p>
      <text:p text:style-name="Standard"><text:s/>1 file changed, 2 insertions(+), 1 deletion(-)</text:p>
      <text:p text:style-name="Standard">➜ aula1 (master) ✔ git log <text:s text:c="48"/></text:p>
      <text:p text:style-name="Standard">➜ aula1 (master) ✔ git push</text:p>
      <text:p text:style-name="Standard">Username for 'https://github.com': ^C</text:p>
      <text:p text:style-name="Standard">➜ aula1 (master) ✔ </text:p>
      <text:p text:style-name="Standard">➜ aula1 (master) ✔ git config --global credential.helper manager-core</text:p>
      <text:p text:style-name="Standard"/>
      <text:p text:style-name="Standard">➜ aula1 (master) ✔ git push <text:s text:c="41"/></text:p>
      <text:p text:style-name="Standard">git: 'credential-manager-core' não é um comando git. Veja 'git --help'.</text:p>
      <text:p text:style-name="Standard">Username for 'https://github.com': ^C</text:p>
      <text:p text:style-name="Standard">➜ aula1 (master) ✔ </text:p>
      <text:p text:style-name="Standard">➜ aula1 (master) ✔ sudo apt-get install git-credential-manager-core</text:p>
      <text:p text:style-name="Standard">[sudo] senha para darlan: </text:p>
      <text:p text:style-name="Standard">Lendo listas de pacotes... Pronto</text:p>
      <text:p text:style-name="Standard">Construindo árvore de dependências <text:s text:c="6"/></text:p>
      <text:p text:style-name="Standard">Lendo informação de estado... Pronto</text:p>
      <text:p text:style-name="Standard">E: Impossível encontrar o pacote git-credential-manager-core</text:p>
      <text:p text:style-name="Standard">➜ aula1 (master) ✔ git config --global credential.helper store</text:p>
      <text:p text:style-name="Standard">➜ aula1 (master) ✔ git pussh <text:s text:c="33"/></text:p>
      <text:p text:style-name="Standard">git: 'pussh' não é um comando git. Veja 'git --help'.</text:p>
      <text:p text:style-name="Standard"/>
      <text:p text:style-name="Standard">The most similar command is</text:p>
      <text:p text:style-name="Standard"><text:tab/>push</text:p>
      <text:p text:style-name="Standard">➜ aula1 (master) ✔ git push </text:p>
      <text:p text:style-name="Standard">Username for 'https://github.com': DarlanAguiar</text:p>
      <text:p text:style-name="Standard">Password for 'https://DarlanAguiar@github.com': </text:p>
      <text:p text:style-name="Standard">Enumerating objects: 5, done.</text:p>
      <text:p text:style-name="Standard">Counting objects: 100% (5/5), done.</text:p>
      <text:p text:style-name="Standard">Delta compression using up to 8 threads</text:p>
      <text:p text:style-name="Standard">Compressing objects: 100% (3/3), done.</text:p>
      <text:p text:style-name="Standard">Writing objects: 100% (3/3), 357 bytes | 357.00 KiB/s, done.</text:p>
      <text:p text:style-name="Standard">Total 3 (delta 1), reused 0 (delta 0)</text:p>
      <text:p text:style-name="Standard">remote: Resolving deltas: 100% (1/1), completed with 1 local object.</text:p>
      <text:p text:style-name="Standard">To https://github.com/DarlanAguiar/aluraGit.git</text:p>
      <text:p text:style-name="Standard"><text:s text:c="3"/>1ebf025..c9c3e60 <text:s/>master -&gt; master</text:p>
      <text:p text:style-name="Standard">➜ aula1 (master) ✔ vi index.html</text:p>
      <text:p text:style-name="Standard">➜ aula1 (master) ✗ git add index.html </text:p>
      <text:p text:style-name="Standard">➜ aula1 (master) ✗ git commit -m "Removi o li" <text:s text:c="28"/></text:p>
      <text:p text:style-name="Standard">[master 5965be4] Removi o li</text:p>
      <text:p text:style-name="Standard"><text:s/>1 file changed, 1 deletion(-)</text:p>
      <text:p text:style-name="Standard">➜ aula1 (master) ✔ git push <text:s text:c="19"/></text:p>
      <text:p text:style-name="Standard">Enumerating objects: 5, done.</text:p>
      <text:p text:style-name="Standard">Counting objects: 100% (5/5), done.</text:p>
      <text:p text:style-name="Standard"><text:soft-page-break/>Delta compression using up to 8 threads</text:p>
      <text:p text:style-name="Standard">Compressing objects: 100% (3/3), done.</text:p>
      <text:p text:style-name="Standard">Writing objects: 100% (3/3), 310 bytes | 310.00 KiB/s, done.</text:p>
      <text:p text:style-name="Standard">Total 3 (delta 1), reused 0 (delta 0)</text:p>
      <text:p text:style-name="Standard">remote: Resolving deltas: 100% (1/1), completed with 1 local object.</text:p>
      <text:p text:style-name="Standard">To https://github.com/DarlanAguiar/aluraGit.git</text:p>
      <text:p text:style-name="Standard"><text:s text:c="3"/>c9c3e60..5965be4 <text:s/>master -&gt; master</text:p>
      <text:p text:style-name="Standard">➜ aula1 (master) ✔ <text:s text:c="2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7T07:49:00.413567812</meta:creation-date>
    <dc:date>2021-09-27T07:50:06.811882799</dc:date>
    <meta:editing-duration>PT1M6S</meta:editing-duration>
    <meta:editing-cycles>1</meta:editing-cycles>
    <meta:document-statistic meta:table-count="0" meta:image-count="0" meta:object-count="0" meta:page-count="4" meta:paragraph-count="151" meta:word-count="913" meta:character-count="6324" meta:non-whitespace-character-count="5131"/>
    <meta:generator>LibreOffice/6.4.7.2$Linux_X86_64 LibreOffice_project/40$Build-2</meta:generator>
  </office:meta>
</office:document-meta>
</file>